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b04300" officeooo:paragraph-rsid="00b04300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7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8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9" style:family="paragraph" style:parent-style-name="Text_20_body">
      <style:text-properties fo:language="ru" fo:country="RU" officeooo:rsid="0023e02e" officeooo:paragraph-rsid="0023e02e"/>
    </style:style>
    <style:style style:name="P20" style:family="paragraph" style:parent-style-name="Text_20_body">
      <style:text-properties fo:language="ru" fo:country="RU" officeooo:rsid="002bc252" officeooo:paragraph-rsid="002bc252"/>
    </style:style>
    <style:style style:name="P21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4" style:family="paragraph" style:parent-style-name="Table_20_Contents">
      <style:text-properties fo:language="ru" fo:country="RU"/>
    </style:style>
    <style:style style:name="P25" style:family="paragraph" style:parent-style-name="Table_20_Contents">
      <style:text-properties fo:language="ru" fo:country="RU" officeooo:rsid="00154200" officeooo:paragraph-rsid="00154200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7" style:family="paragraph" style:parent-style-name="Table_20_Contents">
      <style:text-properties fo:language="ru" fo:country="RU" officeooo:paragraph-rsid="00cc6e5f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GOST_20_Main_20_Body">
      <style:text-properties fo:language="ru" fo:country="RU"/>
    </style:style>
    <style:style style:name="P31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2" style:family="paragraph" style:parent-style-name="GOST_20_Main_20_Body">
      <style:text-properties fo:language="ru" fo:country="RU" officeooo:rsid="0052f44b" officeooo:paragraph-rsid="006d705c"/>
    </style:style>
    <style:style style:name="P33" style:family="paragraph" style:parent-style-name="GOST_20_Main_20_Body">
      <style:text-properties fo:language="ru" fo:country="RU" officeooo:paragraph-rsid="00c0b826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8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9" style:family="paragraph" style:parent-style-name="Text_20_body" style:list-style-name="GOST_20_TR_20_bullets">
      <style:text-properties fo:language="ru" fo:country="RU" officeooo:rsid="002bc252" officeooo:paragraph-rsid="00e441c6"/>
    </style:style>
    <style:style style:name="P40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41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42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P43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e11077" style:font-size-asian="12pt" style:font-size-complex="12pt"/>
    </style:style>
    <style:style style:name="P44" style:family="paragraph" style:parent-style-name="GOST_20_TR_20_Heading_20_2" style:list-style-name="GOST_20_TR_20_main_20_body"/>
    <style:style style:name="P45" style:family="paragraph" style:parent-style-name="GOST_20_TR_20_Heading_20_2">
      <style:text-properties fo:language="ru" fo:country="RU"/>
    </style:style>
    <style:style style:name="P46" style:family="paragraph" style:parent-style-name="GOST_20_TR_20_Heading_20_2" style:list-style-name="GOST_20_TR_20_main_20_body">
      <style:text-properties fo:language="ru" fo:country="RU"/>
    </style:style>
    <style:style style:name="P47" style:family="paragraph" style:parent-style-name="GOST_20_TR_20_Heading_20_2">
      <style:text-properties fo:language="ru" fo:country="RU" officeooo:paragraph-rsid="004e0081"/>
    </style:style>
    <style:style style:name="P48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49" style:family="paragraph" style:parent-style-name="GOST_20_TR_20_Heading_20_1">
      <style:paragraph-properties fo:break-before="page"/>
      <style:text-properties fo:language="ru" fo:country="RU"/>
    </style:style>
    <style:style style:name="P50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51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52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53" style:family="paragraph" style:parent-style-name="GOST_20_Main_20_Body" style:list-style-name="GOST_20_TR_20_main_20_body"/>
    <style:style style:name="P54" style:family="paragraph" style:parent-style-name="GOST_20_Main_20_Body" style:list-style-name="GOST_20_TR_20_main_20_body">
      <style:text-properties fo:language="ru" fo:country="RU"/>
    </style:style>
    <style:style style:name="P55" style:family="paragraph" style:parent-style-name="GOST_20_Main_20_Body" style:list-style-name="GOST_20_TR_20_bullets">
      <style:text-properties fo:language="ru" fo:country="RU"/>
    </style:style>
    <style:style style:name="P56" style:family="paragraph" style:parent-style-name="GOST_20_Main_20_Body" style:list-style-name="GOST_20_TR_20_bullets">
      <style:text-properties fo:language="ru" fo:country="RU" officeooo:paragraph-rsid="009cd458"/>
    </style:style>
    <style:style style:name="P57" style:family="paragraph" style:parent-style-name="GOST_20_Main_20_Body" style:list-style-name="GOST_20_TR_20_main_20_body">
      <style:text-properties fo:language="ru" fo:country="RU" officeooo:rsid="00bdbf2f" officeooo:paragraph-rsid="005ac86b"/>
    </style:style>
    <style:style style:name="P58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59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60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61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2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3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4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65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6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7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8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69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70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1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72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73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74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75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76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77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8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9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80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81" style:family="paragraph" style:parent-style-name="GOST_20_Main_20_Body" style:list-style-name="GOST_20_TR_20_bullets">
      <style:text-properties fo:font-size="12pt" fo:language="ru" fo:country="RU" officeooo:rsid="00bcf829" officeooo:paragraph-rsid="00bcf829" style:font-size-asian="12pt" style:font-size-complex="12pt"/>
    </style:style>
    <style:style style:name="P82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83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84" style:family="paragraph" style:parent-style-name="GOST_20_Main_20_Body" style:list-style-name="GOST_20_TR_20_bullets">
      <style:paragraph-properties style:writing-mode="lr-tb"/>
      <style:text-properties fo:language="ru" fo:country="RU" officeooo:rsid="00e902e7" officeooo:paragraph-rsid="00e902e7"/>
    </style:style>
    <style:style style:name="P85" style:family="paragraph" style:parent-style-name="GOST_20_Main_20_Body" style:list-style-name="GOST_20_TR_20_bullets">
      <style:paragraph-properties style:writing-mode="lr-tb"/>
      <style:text-properties fo:language="ru" fo:country="RU" officeooo:rsid="007818e1" officeooo:paragraph-rsid="007818e1"/>
    </style:style>
    <style:style style:name="P86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/>
    </style:style>
    <style:style style:name="P87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f3586"/>
    </style:style>
    <style:style style:name="T8" style:family="text">
      <style:text-properties officeooo:rsid="0031bb4b"/>
    </style:style>
    <style:style style:name="T9" style:family="text">
      <style:text-properties officeooo:rsid="0039963f"/>
    </style:style>
    <style:style style:name="T10" style:family="text">
      <style:text-properties officeooo:rsid="003a6116"/>
    </style:style>
    <style:style style:name="T11" style:family="text">
      <style:text-properties officeooo:rsid="003b4ff2"/>
    </style:style>
    <style:style style:name="T12" style:family="text">
      <style:text-properties officeooo:rsid="003c75af"/>
    </style:style>
    <style:style style:name="T13" style:family="text">
      <style:text-properties officeooo:rsid="00457d9c"/>
    </style:style>
    <style:style style:name="T14" style:family="text">
      <style:text-properties officeooo:rsid="0052141b"/>
    </style:style>
    <style:style style:name="T15" style:family="text">
      <style:text-properties officeooo:rsid="0052c13d"/>
    </style:style>
    <style:style style:name="T16" style:family="text">
      <style:text-properties officeooo:rsid="005b14a6"/>
    </style:style>
    <style:style style:name="T17" style:family="text">
      <style:text-properties officeooo:rsid="0061ba24"/>
    </style:style>
    <style:style style:name="T18" style:family="text">
      <style:text-properties officeooo:rsid="006347b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6d0049"/>
    </style:style>
    <style:style style:name="T21" style:family="text">
      <style:text-properties officeooo:rsid="006d705c"/>
    </style:style>
    <style:style style:name="T22" style:family="text">
      <style:text-properties officeooo:rsid="006e2186"/>
    </style:style>
    <style:style style:name="T23" style:family="text">
      <style:text-properties officeooo:rsid="006eb9dc"/>
    </style:style>
    <style:style style:name="T24" style:family="text">
      <style:text-properties officeooo:rsid="007818e1"/>
    </style:style>
    <style:style style:name="T25" style:family="text">
      <style:text-properties officeooo:rsid="00790e71"/>
    </style:style>
    <style:style style:name="T26" style:family="text">
      <style:text-properties officeooo:rsid="007dd7cd"/>
    </style:style>
    <style:style style:name="T27" style:family="text">
      <style:text-properties officeooo:rsid="007e872c"/>
    </style:style>
    <style:style style:name="T28" style:family="text">
      <style:text-properties officeooo:rsid="00837f5c"/>
    </style:style>
    <style:style style:name="T29" style:family="text">
      <style:text-properties officeooo:rsid="0084ab51"/>
    </style:style>
    <style:style style:name="T30" style:family="text">
      <style:text-properties officeooo:rsid="0087469c"/>
    </style:style>
    <style:style style:name="T31" style:family="text">
      <style:text-properties officeooo:rsid="0094f722"/>
    </style:style>
    <style:style style:name="T32" style:family="text">
      <style:text-properties officeooo:rsid="00bd132f"/>
    </style:style>
    <style:style style:name="T33" style:family="text">
      <style:text-properties officeooo:rsid="009cd458"/>
    </style:style>
    <style:style style:name="T34" style:family="text">
      <style:text-properties officeooo:rsid="00aa5627"/>
    </style:style>
    <style:style style:name="T35" style:family="text">
      <style:text-properties officeooo:rsid="008e2aae"/>
    </style:style>
    <style:style style:name="T36" style:family="text">
      <style:text-properties officeooo:rsid="00cb99d2"/>
    </style:style>
    <style:style style:name="T37" style:family="text">
      <style:text-properties officeooo:rsid="008c9e4a"/>
    </style:style>
    <style:style style:name="T38" style:family="text">
      <style:text-properties officeooo:rsid="00b2060a"/>
    </style:style>
    <style:style style:name="T39" style:family="text">
      <style:text-properties officeooo:rsid="00b39c22"/>
    </style:style>
    <style:style style:name="T40" style:family="text">
      <style:text-properties officeooo:rsid="00b43310"/>
    </style:style>
    <style:style style:name="T41" style:family="text">
      <style:text-properties officeooo:rsid="00b63ff0"/>
    </style:style>
    <style:style style:name="T42" style:family="text">
      <style:text-properties officeooo:rsid="00b72221"/>
    </style:style>
    <style:style style:name="T43" style:family="text">
      <style:text-properties officeooo:rsid="00b83375"/>
    </style:style>
    <style:style style:name="T44" style:family="text">
      <style:text-properties officeooo:rsid="00b94606"/>
    </style:style>
    <style:style style:name="T45" style:family="text">
      <style:text-properties officeooo:rsid="00ba96f5"/>
    </style:style>
    <style:style style:name="T46" style:family="text">
      <style:text-properties officeooo:rsid="00bb9a04"/>
    </style:style>
    <style:style style:name="T47" style:family="text">
      <style:text-properties officeooo:rsid="00bdbf2f"/>
    </style:style>
    <style:style style:name="T48" style:family="text">
      <style:text-properties officeooo:rsid="00bf172c"/>
    </style:style>
    <style:style style:name="T49" style:family="text">
      <style:text-properties officeooo:rsid="00c07999"/>
    </style:style>
    <style:style style:name="T50" style:family="text">
      <style:text-properties officeooo:rsid="00c0b826"/>
    </style:style>
    <style:style style:name="T51" style:family="text">
      <style:text-properties officeooo:rsid="00ce4da9"/>
    </style:style>
    <style:style style:name="T52" style:family="text">
      <style:text-properties officeooo:rsid="00d4b8f5"/>
    </style:style>
    <style:style style:name="T53" style:family="text">
      <style:text-properties officeooo:rsid="00d86f72"/>
    </style:style>
    <style:style style:name="T54" style:family="text">
      <style:text-properties officeooo:rsid="00da6d8a"/>
    </style:style>
    <style:style style:name="T55" style:family="text">
      <style:text-properties officeooo:rsid="00db4184"/>
    </style:style>
    <style:style style:name="T56" style:family="text">
      <style:text-properties officeooo:rsid="00dc5286"/>
    </style:style>
    <style:style style:name="T57" style:family="text">
      <style:text-properties officeooo:rsid="00dd8f9f"/>
    </style:style>
    <style:style style:name="T58" style:family="text">
      <style:text-properties officeooo:rsid="00bbe93d"/>
    </style:style>
    <style:style style:name="T59" style:family="text">
      <style:text-properties officeooo:rsid="00e441c6"/>
    </style:style>
    <style:style style:name="T60" style:family="text">
      <style:text-properties officeooo:rsid="00e97fce"/>
    </style:style>
    <style:style style:name="T61" style:family="text">
      <style:text-properties officeooo:rsid="00eb292e"/>
    </style:style>
    <style:style style:name="T62" style:family="text">
      <style:text-properties officeooo:rsid="00ecead9"/>
    </style:style>
    <style:style style:name="T63" style:family="text">
      <style:text-properties officeooo:rsid="00eeb801"/>
    </style:style>
    <style:style style:name="T64" style:family="text">
      <style:text-properties officeooo:rsid="00f0ab4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СОГЛАСОВАНО</text:p>
          </table:table-cell>
          <table:table-cell table:style-name="Table1.A1" office:value-type="string">
            <text:p text:style-name="P22">УТВЕРЖДАЮ</text:p>
          </table:table-cell>
        </table:table-row>
        <table:table-row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>
          <table:table-cell table:style-name="Table1.A1" office:value-type="string">
            <text:p text:style-name="P23">должность, головной исполнитель ОКР</text:p>
          </table:table-cell>
          <table:table-cell table:style-name="Table1.A1" office:value-type="string">
            <text:p text:style-name="P23">должность, заказчик</text:p>
          </table:table-cell>
        </table:table-row>
        <table:table-row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>
          <table:table-cell table:style-name="Table1.A1" office:value-type="string">
            <text:p text:style-name="P23">подпись, инициалы, фамилия</text:p>
          </table:table-cell>
          <table:table-cell table:style-name="Table1.A1" office:value-type="string">
            <text:p text:style-name="P23">подпись, инициалы, фамилия</text:p>
          </table:table-cell>
        </table:table-row>
        <table:table-row>
          <table:table-cell table:style-name="Table1.A6" office:value-type="string">
            <text:p text:style-name="P12">«___»____________________ 20___г.</text:p>
          </table:table-cell>
          <table:table-cell table:style-name="Table1.A6" office:value-type="string">
            <text:p text:style-name="P13">«___»____________________ 20___г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ТЕХНИЧЕСКОЕ ЗАДАНИЕ <text:line-break/>НА <text:span text:style-name="T36">СОСТАВНУЮ ЧАСТЬ </text:span>ОПЫТНО-КОНСТРУКТОРСК<text:span text:style-name="T37">ОЙ</text:span> РАБОТ<text:span text:style-name="T37">Ы</text:span></text:p>
      <text:p text:style-name="P9"/>
      <text:p text:style-name="P5">НАЗЕМНАЯ СТАНЦИЯ "БОМБИДАРИЙ"</text:p>
      <text:p text:style-name="P4"/>
      <text:p text:style-name="P9">СЗ-1<text:span text:style-name="T35">-БОМБ</text:span></text:p>
      <text:p text:style-name="P8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GOST_20_Main_20_Body"/>
      <text:list xml:id="list5877598274997367735" text:style-name="GOST_20_TR_20_main_20_body">
        <text:list-item>
          <text:h text:style-name="P50" text:outline-level="1"><text:bookmark-start text:name="__RefHeading___Toc978_1566413351"/><text:span text:style-name="T1">Н</text:span>аименование, шифр<text:span text:style-name="T38"> СЧ</text:span> ОКР, основание, исполнитель и сроки выполнения <text:span text:style-name="T39">СЧ </text:span>ОКР<text:bookmark-end text:name="__RefHeading___Toc978_1566413351"/></text:h>
          <text:list>
            <text:list-item>
              <text:p text:style-name="P54">Разрабатываемая <text:span text:style-name="T40">наземная станция, входящая в состав стратосферной исследовательской системы </text:span>"ШМЕЛЬ"<text:span text:style-name="T40"> именуется "Бомбидарий"</text:span>.</text:p>
            </text:list-item>
            <text:list-item>
              <text:p text:style-name="P54">Шиф<text:span text:style-name="T13">р</text:span> <text:span text:style-name="T42">СЧ </text:span>ОКР: "СЗ-1<text:span text:style-name="T41">-БОМБ</text:span>".</text:p>
            </text:list-item>
            <text:list-item>
              <text:p text:style-name="P54">Основания для проведения <text:span text:style-name="T43">СЧ </text:span>ОКР<text:span text:style-name="T20">.</text:span></text:p>
            </text:list-item>
          </text:list>
        </text:list-item>
      </text:list>
      <text:list xml:id="list1875338696705041700" text:style-name="GOST_20_TR_20_bullets">
        <text:list-item>
          <text:list>
            <text:list-item>
              <text:list>
                <text:list-item>
                  <text:p text:style-name="P55">положения конкурса "Воздушно-инженерная школа CanSat в России;</text:p>
                </text:list-item>
                <text:list-item>
                  <text:p text:style-name="P55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91601679361746" text:continue-list="list5877598274997367735" text:style-name="GOST_20_TR_20_main_20_body">
        <text:list-item>
          <text:list>
            <text:list-item>
              <text:p text:style-name="P54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54">Сроки выполнения <text:span text:style-name="T55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0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№</text:p>
          </table:table-cell>
          <table:table-cell table:style-name="Таблица1.A1" office:value-type="string">
            <text:p text:style-name="P25">Наименования этапа</text:p>
          </table:table-cell>
          <table:table-cell table:style-name="Таблица1.C1" office:value-type="string">
            <text:p text:style-name="P25">Срок окончания</text:p>
          </table:table-cell>
        </table:table-row>
        <table:table-row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Разработка эскизного проекта</text:p>
          </table:table-cell>
          <table:table-cell table:style-name="Таблица1.C2" office:value-type="string">
            <text:p text:style-name="P25">Январь 2019</text:p>
          </table:table-cell>
        </table:table-row>
        <table:table-row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5">Разработка рабочего проекта</text:p>
          </table:table-cell>
          <table:table-cell table:style-name="Таблица1.C2" office:value-type="string">
            <text:p text:style-name="P25">Март 2019</text:p>
          </table:table-cell>
        </table:table-row>
        <table:table-row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5">Июнь 2019</text:p>
          </table:table-cell>
        </table:table-row>
      </table:table>
      <text:p text:style-name="P21"/>
      <text:list xml:id="list191601659364986" text:continue-numbering="true" text:style-name="GOST_20_TR_20_main_20_body">
        <text:list-item>
          <text:h text:style-name="P49" text:outline-level="1"><text:bookmark-start text:name="__RefHeading___Toc980_1566413351"/>Цель выполнения <text:span text:style-name="T44">СЧ </text:span>ОКР, наименование и индекс изделия<text:bookmark-end text:name="__RefHeading___Toc980_1566413351"/></text:h>
          <text:list>
            <text:list-item>
              <text:p text:style-name="P54">Целью <text:span text:style-name="T45">составной части </text:span>опытно-конструкторской работы (<text:span text:style-name="T45">СЧ </text:span>ОКР) является разработка <text:span text:style-name="T46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54">Наименование изделия: <text:span text:style-name="T48">Наземная приёмная станция</text:span> <text:span text:style-name="T48">стратосферной </text:span>исследовательск<text:span text:style-name="T48">ой</text:span> система "Шмель". Далее "<text:span text:style-name="T48">Бомбидарий</text:span>"<text:span text:style-name="T48">, наземный измерительный пункт или приёмная станция</text:span>.</text:p>
            </text:list-item>
            <text:list-item>
              <text:p text:style-name="P54">Индекс изделия: <text:span text:style-name="T64">2</text:span>.</text:p>
            </text:list-item>
          </text:list>
        </text:list-item>
        <text:list-item>
          <text:h text:style-name="P50" text:outline-level="1"><text:bookmark-start text:name="__RefHeading___Toc982_1566413351"/><text:span text:style-name="T17">Технические</text:span> требования<text:span text:style-name="T18"> к изделию.</text:span><text:bookmark-end text:name="__RefHeading___Toc982_1566413351"/></text:h>
          <text:list>
            <text:list-item>
              <text:h text:style-name="P46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91600906434252" text:continue-list="list1875338696705041700" text:style-name="GOST_20_TR_20_bullets">
        <text:list-item>
          <text:list>
            <text:list-item>
              <text:list>
                <text:list-item>
                  <text:p text:style-name="P84">Наземная станция, предназначенная для приёма и обработки телеметрии по радиоканалу;</text:p>
                </text:list-item>
                <text:list-item>
                  <text:p text:style-name="P84">Антенна Уда-Яги на диапазон 70 см (УКВ), имеет опцию установки на штативе. При наличии достаточных ресурсов, должна быть обеспечена автоматическая ориентация антенны.</text:p>
                </text:list-item>
              </text:list>
            </text:list-item>
          </text:list>
        </text:list-item>
      </text:list>
      <text:list xml:id="list191601713672037" text:continue-list="list191601659364986" text:style-name="GOST_20_TR_20_main_20_body">
        <text:list-item>
          <text:list>
            <text:list-item>
              <text:h text:style-name="P46" text:outline-level="2"><text:bookmark-start text:name="__RefHeading___Toc986_1566413351"/>Требования назначения<text:span text:style-name="T52">.</text:span><text:bookmark-end text:name="__RefHeading___Toc986_1566413351"/></text:h>
              <text:list>
                <text:list-item>
                  <text:p text:style-name="P80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91601441156026" text:continue-list="list19160090643425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1">приём телеметрической информации, передаваемой стратосферным зондом в реальном времени;</text:p>
                    </text:list-item>
                    <text:list-item>
                      <text:p text:style-name="P82">накопление принятой телеметрической информации на внутреннем накопителе;</text:p>
                    </text:list-item>
                    <text:list-item>
                      <text:p text:style-name="P82">передача полученной по радиоканалу телеметрической информации ноутбуку оператора в реальном или близком к реальному времени<text:span text:style-name="T54">;</text:span></text:p>
                    </text:list-item>
                    <text:list-item>
                      <text:p text:style-name="P83">передача телеметрической информации на ноутбук оператора должна осуществляться при помощи протоколов TCP или UDP<text:span text:style-name="T53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00804319864" text:continue-list="list191601713672037" text:style-name="GOST_20_TR_20_main_20_body">
        <text:list-item>
          <text:list>
            <text:list-item>
              <text:h text:style-name="P45" text:outline-level="2"><text:bookmark-start text:name="__RefHeading___Toc988_1566413351"/>Требования радиоэлектронной защиты<text:span text:style-name="T52">.</text:span><text:bookmark-end text:name="__RefHeading___Toc988_1566413351"/></text:h>
              <text:list>
                <text:list-item>
                  <text:p text:style-name="P54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46" text:outline-level="2"><text:bookmark-start text:name="__RefHeading___Toc990_1566413351"/>Требования живучести и стойкости к внешним воздействующим факторам<text:span text:style-name="T7">.</text:span><text:bookmark-end text:name="__RefHeading___Toc990_1566413351"/></text:h>
              <text:list>
                <text:list-item>
                  <text:p text:style-name="P54">Требования к имитозащищенности</text:p>
                  <text:list>
                    <text:list-item>
                      <text:p text:style-name="P57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91601534930484" text:continue-list="list191601441156026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<text:soft-page-break/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1600976815244" text:continue-list="list191600804319864" text:style-name="GOST_20_TR_20_main_20_body">
        <text:list-item>
          <text:list>
            <text:list-item>
              <text:list>
                <text:list-item>
                  <text:p text:style-name="P58">К наземному измерительному пункту предоставляются следующие требования<text:span text:style-name="T47"> климатической устойчивости</text:span>:</text:p>
                </text:list-item>
              </text:list>
            </text:list-item>
          </text:list>
        </text:list-item>
      </text:list>
      <text:list xml:id="list191601711052301" text:continue-list="list19160153493048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9">НИП должен функционировать в диапазоне температур от 0 °C до 85 °C при нормальном атмосферном давлении.</text:p>
                    </text:list-item>
                  </text:list>
                </text:list-item>
              </text:list>
            </text:list-item>
          </text:list>
        </text:list-item>
      </text:list>
      <text:list xml:id="list191601556855866" text:continue-list="list191600976815244" text:style-name="GOST_20_TR_20_main_20_body">
        <text:list-item>
          <text:list>
            <text:list-item>
              <text:list>
                <text:list-item>
                  <text:p text:style-name="P58">Требования надёжности<text:span text:style-name="T34"> не предоставляются.</text:span></text:p>
                </text:list-item>
              </text:list>
            </text:list-item>
          </text:list>
        </text:list-item>
      </text:list>
      <text:p text:style-name="P31"/>
      <text:list xml:id="list191601444492710" text:continue-numbering="true" text:style-name="GOST_20_TR_20_main_20_body">
        <text:list-item>
          <text:list>
            <text:list-item>
              <text:h text:style-name="P48" text:outline-level="2"><text:bookmark-start text:name="__RefHeading___Toc992_1566413351"/>Требования эргономики, обитаемости и технической эстетики<text:span text:style-name="T16">.</text:span><text:bookmark-end text:name="__RefHeading___Toc992_1566413351"/></text:h>
              <text:list>
                <text:list-item>
                  <text:p text:style-name="P60">Требования не предоставляются.</text:p>
                </text:list-item>
              </text:list>
            </text:list-item>
            <text:list-item>
              <text:h text:style-name="P46" text:outline-level="2"><text:bookmark-start text:name="__RefHeading___Toc994_1566413351"/>Требования к эксплуатации, хранению, удобству технического обслуживания и ремонта<text:span text:style-name="T8">.</text:span><text:bookmark-end text:name="__RefHeading___Toc994_1566413351"/></text:h>
              <text:list>
                <text:list-item>
                  <text:p text:style-name="P61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91601302717163" text:continue-list="list19160171105230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5">система должна приводиться в готовность не дольше 1 часа;</text:p>
                    </text:list-item>
                    <text:list-item>
                      <text:p text:style-name="P55"><text:span text:style-name="T9">элементы системы</text:span> долж<text:span text:style-name="T9">ны </text:span>быть разборным<text:span text:style-name="T9">и</text:span> и предусматривать возможность многократной неразрушающей разборки и последующей сборки<text:span text:style-name="T9"> в целях проведения локальных ремонтных работ</text:span><text:span text:style-name="T4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00727024938" text:continue-list="list191601444492710" text:style-name="GOST_20_TR_20_main_20_body">
        <text:list-item>
          <text:list>
            <text:list-item>
              <text:h text:style-name="P45" text:outline-level="2"><text:bookmark-start text:name="__RefHeading___Toc996_1566413351"/>Требовани<text:span text:style-name="T10">я</text:span> к транспортабельности<text:span text:style-name="T11">.</text:span><text:bookmark-end text:name="__RefHeading___Toc996_1566413351"/></text:h>
              <text:list>
                <text:list-item>
                  <text:p text:style-name="P62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91601703943303" text:continue-list="list19160130271716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5">элементы системы должны быть транспортабельны при помощи рюкзак<text:span text:style-name="T12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01606188647" text:continue-list="list191600727024938" text:style-name="GOST_20_TR_20_main_20_body">
        <text:list-item>
          <text:list>
            <text:list-item>
              <text:h text:style-name="P46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3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91600746722353" text:continue-list="list19160170394330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5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5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6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91602486900075" text:continue-list="list191601606188647" text:style-name="GOST_20_TR_20_main_20_body">
        <text:list-item>
          <text:list>
            <text:list-item>
              <text:h text:style-name="P47" text:outline-level="2"><text:bookmark-start text:name="__RefHeading___Toc1000_1566413351"/>Требования стандартизации<text:span text:style-name="T51">.</text:span><text:bookmark-end text:name="__RefHeading___Toc1000_1566413351"/></text:h>
              <text:list>
                <text:list-item>
                  <text:p text:style-name="P64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  <text:list-item>
              <text:h text:style-name="P44" text:outline-level="2"><text:bookmark-start text:name="__RefHeading___Toc14583_1986826438"/>Требования технологичности<text:span text:style-name="T33">.</text:span><text:bookmark-end text:name="__RefHeading___Toc14583_1986826438"/></text:h>
              <text:list>
                <text:list-item>
                  <text:p text:style-name="P53">Требования технологичности не предоставляются.</text:p>
                </text:list-item>
              </text:list>
            </text:list-item>
            <text:list-item>
              <text:h text:style-name="P44" text:outline-level="2"><text:bookmark-start text:name="__RefHeading___Toc14585_1986826438"/>Конструктивные требования<text:span text:style-name="T33">.</text:span><text:bookmark-end text:name="__RefHeading___Toc14585_1986826438"/></text:h>
              <text:list>
                <text:list-item>
                  <text:p text:style-name="P53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50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5">Требования к нормативно-техническому обеспечению<text:span text:style-name="T23">.</text:span></text:p>
              <text:list>
                <text:list-item>
                  <text:p text:style-name="P66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5">Требования к метрологическому обеспечению<text:span text:style-name="T31"> не предоставляются.</text:span></text:p>
            </text:list-item>
            <text:list-item>
              <text:p text:style-name="P65">Требования к диагностическому обеспечению<text:span text:style-name="T31"> не предоставляются</text:span>.</text:p>
            </text:list-item>
            <text:list-item>
              <text:p text:style-name="P67">Требования к математическому, программному и информационно-лингвистическому обеспечению<text:span text:style-name="T50">.</text:span></text:p>
              <text:list>
                <text:list-item>
                  <text:p text:style-name="P68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3"/>
      <text:list xml:id="list191601188519073" text:continue-numbering="true" text:style-name="GOST_20_TR_20_main_20_body">
        <text:list-item>
          <text:h text:style-name="P49" text:outline-level="1"><text:bookmark-start text:name="__RefHeading___Toc1014_1566413351"/>Требования к консервации<text:span text:style-name="T14">,</text:span> упаковке и марк<text:span text:style-name="T22">и</text:span>ровке<text:bookmark-end text:name="__RefHeading___Toc1014_1566413351"/></text:h>
          <text:list>
            <text:list-item>
              <text:p text:style-name="P69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51" text:outline-level="1"><text:bookmark-start text:name="__RefHeading___Toc1016_1566413351"/>Требования к учебно-<text:span text:style-name="T15">тренировочным</text:span> средствам.<text:bookmark-end text:name="__RefHeading___Toc1016_1566413351"/></text:h>
          <text:list>
            <text:list-item>
              <text:p text:style-name="P70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  <text:list-item>
          <text:h text:style-name="P50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71"><text:span text:style-name="T21">Выполнение СЧ ОКР разделено на несколько этапов согласно таблице </text:span><text:span text:style-name="T21"><text:sequence-ref text:reference-format="value" text:ref-name="reftable_id1">2</text:sequence-ref></text:span><text:span text:style-name="T2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32"><text:span text:style-name="T56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№</text:p>
          </table:table-cell>
          <table:table-cell table:style-name="Table3.A1" office:value-type="string">
            <text:p text:style-name="P24">Наименования этапа</text:p>
          </table:table-cell>
          <table:table-cell table:style-name="Table3.C1" office:value-type="string">
            <text:p text:style-name="P24">Срок окончания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Разработка эскизного проекта</text:p>
          </table:table-cell>
          <table:table-cell table:style-name="Table3.C2" office:value-type="string">
            <text:p text:style-name="P24">Январь 2019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Разработка рабочего проекта</text:p>
          </table:table-cell>
          <table:table-cell table:style-name="Table3.C2" office:value-type="string">
            <text:p text:style-name="P24">Март 2019</text:p>
          </table:table-cell>
        </table:table-row>
        <table:table-row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7">Июнь 2019</text:p>
          </table:table-cell>
        </table:table-row>
      </table:table>
      <text:p text:style-name="GOST_20_Main_20_Body"/>
      <text:list xml:id="list191602425938410" text:continue-numbering="true" text:style-name="GOST_20_TR_20_main_20_body">
        <text:list-item>
          <text:h text:style-name="P50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72">Для закрытия этапа эскизного проектирования, требуется выполнение следующих требований:</text:p>
              <text:list>
                <text:list-item>
                  <text:p text:style-name="P73">Должна быть оформлена пояснительная записка;</text:p>
                </text:list-item>
                <text:list-item>
                  <text:p text:style-name="P74"><text:span text:style-name="T26">Должна быть разработана </text:span>принципиальн<text:span text:style-name="T26">ая </text:span>электрическ<text:span text:style-name="T25">ой </text:span>схема <text:span text:style-name="T60">наземной станции;</text:span></text:p>
                </text:list-item>
                <text:list-item>
                  <text:p text:style-name="P75"><text:span text:style-name="T27">Должна быть создана </text:span>презентаци<text:span text:style-name="T27">я</text:span> для устного доклада <text:span text:style-name="T57">комиссии;</text:span></text:p>
                </text:list-item>
                <text:list-item>
                  <text:p text:style-name="P76">В пояснительной записке должны быть отражены следующие <text:span text:style-name="T24">позиции</text:span>:</text:p>
                </text:list-item>
              </text:list>
            </text:list-item>
          </text:list>
        </text:list-item>
      </text:list>
      <text:list xml:id="list191600735359324" text:continue-list="list19160074672235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5">описание протоколов инф<text:span text:style-name="T60">о</text:span>рмационно-логического взаимодействия элементов системы<text:span text:style-name="T2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02215580468" text:continue-list="list191602425938410" text:style-name="GOST_20_TR_20_main_20_body">
        <text:list-item>
          <text:list>
            <text:list-item>
              <text:p text:style-name="P77">Для закрытия этапа рабочего проекта должны быть выполнены следующие требования:</text:p>
              <text:list>
                <text:list-item>
                  <text:p text:style-name="P78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91602324920689" text:continue-list="list19160073535932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6">Комплект чертежей конструкции <text:span text:style-name="T62">СЧ</text:span> (допустимо использование точных трёхмерных моделей);</text:p>
                    </text:list-item>
                    <text:list-item>
                      <text:p text:style-name="P87">Электрические принципиальные схемы и шаблоны для производства печатных плат, используемых в <text:span text:style-name="T61">наземной станци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91601747981829" text:continue-list="list191602215580468" text:style-name="GOST_20_TR_20_main_20_body">
        <text:list-item>
          <text:list>
            <text:list-item>
              <text:list>
                <text:list-item>
                  <text:p text:style-name="P78">Должна быть выпущена альфа версия программного обеспечения<text:span text:style-name="T29"> наземной станции</text:span>.</text:p>
                </text:list-item>
                <text:list-item>
                  <text:p text:style-name="P78">Должны быть проведены <text:span text:style-name="T28">автономные </text:span>испытания <text:span text:style-name="T63">СЧ</text:span>.</text:p>
                </text:list-item>
              </text:list>
            </text:list-item>
            <text:list-item>
              <text:p text:style-name="P79">На финальный этап конкурса команда должна предоставить готовую к эксплуатации <text:span text:style-name="T63">СЧ в составе</text:span> систем<text:span text:style-name="T63">ы</text:span>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52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53">Технико-экономические требования<text:span text:style-name="T49">.</text:span></text:p>
            </text:list-item>
            <text:list-item>
              <text:p text:style-name="P53">Требования к каталогизации.</text:p>
            </text:list-item>
            <text:list-item>
              <text:p text:style-name="P53">Требования к сырью, материалам и КИМП<text:span text:style-name="T33">.</text:span></text:p>
            </text:list-item>
            <text:list-item>
              <text:p text:style-name="P53">Специальные требования.</text:p>
            </text:list-item>
          </text:list>
        </text:list-item>
      </text:list>
      <text:p text:style-name="GOST_20_Main_20_Body"/>
      <text:list xml:id="list191600652855220" text:continue-numbering="true" text:style-name="GOST_20_TR_20_main_20_body">
        <text:list-item>
          <text:h text:style-name="P49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91602194391528" text:continue-list="list191602324920689" text:style-name="GOST_20_TR_20_bullets">
        <text:list-item>
          <text:list>
            <text:list-item>
              <text:list>
                <text:list-item>
                  <text:p text:style-name="P37">ГОСТ Р 55996- 2014</text:p>
                </text:list-item>
                <text:list-item>
                  <text:p text:style-name="P38">Положения конкурса воздушно инженерная школа CanSat в России 2018-2019 от <text:span text:style-name="T30">7.11.2018.</text:span></text:p>
                </text:list-item>
              </text:list>
            </text:list-item>
          </text:list>
        </text:list-item>
      </text:list>
      <text:p text:style-name="P19"/>
      <text:list xml:id="list191601237429106" text:continue-list="list191600652855220" text:style-name="GOST_20_TR_20_main_20_body">
        <text:list-item>
          <text:h text:style-name="P50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91602033004318" text:continue-list="list191602194391528" text:style-name="GOST_20_TR_20_bullets">
        <text:list-item>
          <text:list>
            <text:list-item>
              <text:list>
                <text:list-item>
                  <text:p text:style-name="P43">КИМП —<text:span text:style-name="T58"> комплектующие изделия межотраслевого применения;</text:span></text:p>
                </text:list-item>
                <text:list-item>
                  <text:p text:style-name="P39">НИП <text:span text:style-name="T59">—</text:span> наземный измерительный пункт<text:span text:style-name="T32">;</text:span></text:p>
                </text:list-item>
                <text:list-item>
                  <text:p text:style-name="P40">ОКР <text:span text:style-name="T59">—</text:span> опытно конструкторская работа;</text:p>
                </text:list-item>
                <text:list-item>
                  <text:p text:style-name="P40">СЧ <text:span text:style-name="T59">—</text:span> структурная часть;</text:p>
                </text:list-item>
                <text:list-item>
                  <text:p text:style-name="P41">IP — internet protocol;</text:p>
                </text:list-item>
                <text:list-item>
                  <text:p text:style-name="P41">TCP — transport control protocol;</text:p>
                </text:list-item>
                <text:list-item>
                  <text:p text:style-name="P42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6">Со стороны исполнителей</text:p>
          </table:table-cell>
          <table:table-cell table:style-name="Table2.A1" office:value-type="string">
            <text:p text:style-name="P26">Со стороны заказчика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19:16:00.280169539</dc:date>
    <meta:editing-duration>PT17H25M22S</meta:editing-duration>
    <meta:editing-cycles>200</meta:editing-cycles>
    <meta:generator>LibreOffice/5.2.7.2$Linux_X86_64 LibreOffice_project/20m0$Build-2</meta:generator>
    <meta:document-statistic meta:table-count="4" meta:image-count="0" meta:object-count="0" meta:page-count="17" meta:paragraph-count="201" meta:word-count="1227" meta:character-count="10627" meta:non-whitespace-character-count="9523"/>
  </office:meta>
</office:document-meta>
</file>